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kaydiaMono NF" svg:font-family="'CaskaydiaMono NF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skaydiaMono NF" fo:font-size="24pt" fo:font-weight="bold" officeooo:rsid="001c4a52" officeooo:paragraph-rsid="001c4a52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skaydiaMono NF" fo:font-size="12pt" fo:font-weight="bold" officeooo:rsid="001c4a52" officeooo:paragraph-rsid="001c4a5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skaydiaMono NF" fo:font-size="18pt" fo:font-weight="bold" officeooo:rsid="001c4a52" officeooo:paragraph-rsid="001c4a52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skaydiaMono NF" fo:font-size="18pt" fo:font-weight="bold" officeooo:rsid="001c82d1" officeooo:paragraph-rsid="001c82d1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skaydiaMono NF" fo:font-size="18pt" fo:font-weight="bold" officeooo:rsid="001dd8c9" officeooo:paragraph-rsid="001dd8c9" style:font-size-asian="15.75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Organisation and Architecture</text:p>
      <text:p text:style-name="P3"/>
      <text:p text:style-name="P4">Unit 1:</text:p>
      <text:p text:style-name="P5">Introduction</text:p>
      <text:p text:style-name="P5"/>
      <text:p text:style-name="P5">Unit 2:</text:p>
      <text:p text:style-name="P5">CPU Design and Peripheral Devices</text:p>
      <text:p text:style-name="P5"/>
      <text:p text:style-name="P5">Unit 3:</text:p>
      <text:p text:style-name="P5">Pipelining</text:p>
      <text:p text:style-name="P5"/>
      <text:p text:style-name="P5">Unit 4:</text:p>
      <text:p text:style-name="P5">Memory Organisa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kaydiaMono NF" svg:font-family="'CaskaydiaMono NF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09:21:32.022144063</meta:creation-date>
    <dc:date>2024-08-13T09:48:14.294191598</dc:date>
    <meta:editing-duration>PT4M52S</meta:editing-duration>
    <meta:editing-cycles>1</meta:editing-cycles>
    <meta:generator>LibreOffice/24.2.4.2$Linux_X86_64 LibreOffice_project/420$Build-2</meta:generator>
    <meta:document-statistic meta:table-count="0" meta:image-count="0" meta:object-count="0" meta:page-count="1" meta:paragraph-count="9" meta:word-count="21" meta:character-count="140" meta:non-whitespace-character-count="128"/>
  </office:meta>
</office:document-meta>
</file>